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.092cm" fo:margin-left="0cm" style:page-number="auto" table:align="left" style:shadow="none" style:may-break-between-rows="true" table:border-model="collapsing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9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officeooo:rsid="001200d9" officeooo:paragraph-rsid="001418ce"/>
    </style:style>
    <style:style style:name="P2" style:family="paragraph" style:parent-style-name="Standard">
      <style:paragraph-properties fo:text-align="start" style:justify-single-word="false"/>
      <style:text-properties officeooo:rsid="001200d9" officeooo:paragraph-rsid="001200d9"/>
    </style:style>
    <style:style style:name="P3" style:family="paragraph" style:parent-style-name="Standard">
      <style:paragraph-properties fo:text-align="start" style:justify-single-word="false"/>
      <style:text-properties officeooo:rsid="001200d9" officeooo:paragraph-rsid="001e0073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418ce" officeooo:paragraph-rsid="001418ce"/>
    </style:style>
    <style:style style:name="P5" style:family="paragraph" style:parent-style-name="Standard">
      <style:paragraph-properties fo:text-align="start" style:justify-single-word="false"/>
      <style:text-properties officeooo:rsid="001418ce" officeooo:paragraph-rsid="001418ce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paragraph-rsid="001418c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00d9" officeooo:paragraph-rsid="001418ce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418ce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e1918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2e08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200d9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7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8ce" officeooo:paragraph-rsid="001418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7aefc"/>
    </style:style>
    <style:style style:name="P17" style:family="paragraph" style:parent-style-name="Table_20_Contents">
      <style:paragraph-properties fo:text-align="start" style:justify-single-word="false"/>
      <style:text-properties officeooo:paragraph-rsid="00187349"/>
    </style:style>
    <style:style style:name="T1" style:family="text">
      <style:text-properties officeooo:rsid="001200d9"/>
    </style:style>
    <style:style style:name="T2" style:family="text">
      <style:text-properties officeooo:rsid="0012e08b"/>
    </style:style>
    <style:style style:name="T3" style:family="text">
      <style:text-properties fo:font-weight="bold" officeooo:rsid="0012e08b" style:font-weight-asian="bold" style:font-weight-complex="bold"/>
    </style:style>
    <style:style style:name="T4" style:family="text">
      <style:text-properties fo:font-weight="bold" officeooo:rsid="001200d9" style:font-weight-asian="bold" style:font-weight-complex="bold"/>
    </style:style>
    <style:style style:name="T5" style:family="text">
      <style:text-properties fo:font-weight="bold" officeooo:rsid="001418ce" style:font-weight-asian="bold" style:font-weight-complex="bold"/>
    </style:style>
    <style:style style:name="T6" style:family="text">
      <style:text-properties fo:font-weight="bold" officeooo:rsid="0015fcd4" style:font-weight-asian="bold" style:font-weight-complex="bold"/>
    </style:style>
    <style:style style:name="T7" style:family="text">
      <style:text-properties fo:font-weight="bold" officeooo:rsid="001cb87b" style:font-weight-asian="bold" style:font-weight-complex="bold"/>
    </style:style>
    <style:style style:name="T8" style:family="text">
      <style:text-properties officeooo:rsid="001418ce"/>
    </style:style>
    <style:style style:name="T9" style:family="text">
      <style:text-properties officeooo:rsid="0015fcd4"/>
    </style:style>
    <style:style style:name="T10" style:family="text">
      <style:text-properties officeooo:rsid="0017aefc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e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0187349"/>
    </style:style>
    <style:style style:name="T18" style:family="text">
      <style:text-properties officeooo:rsid="001a16c5"/>
    </style:style>
    <style:style style:name="T19" style:family="text">
      <style:text-properties officeooo:rsid="001ae88e"/>
    </style:style>
    <style:style style:name="T20" style:family="text">
      <style:text-properties officeooo:rsid="001e0073"/>
    </style:style>
    <style:style style:name="T21" style:family="text">
      <style:text-properties officeooo:rsid="001e19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Przyczyna podjęcia tematu</text:span></text:p>
      <text:list xml:id="list2885004781" text:style-name="L2">
        <text:list-item>
          <text:p text:style-name="P8"><text:span text:style-name="T8">ageizm </text:span><text:span text:style-name="T20">oraz c</text:span><text:span text:style-name="T8">zęsto nieświadome lub stereotypowe wykluczenie grup społecznych przez osoby uprzywilejowane (młode, zdrowe, wykształcone itp.)</text:span></text:p>
        </text:list-item>
        <text:list-item>
          <text:p text:style-name="P9"><text:span text:style-name="T21">zmiana struktury społeczeństwa – większa liczba seniorów w stosunku do osób młodych</text:span></text:p>
        </text:list-item>
        <text:list-item>
          <text:p text:style-name="P4">nauka przez całe życie, neuroplastyczność mózgu, istota aktywności poznawczej</text:p>
        </text:list-item>
        <text:list-item>
          <text:p text:style-name="P4">człowiek jako istota społeczna, potrzeba partycypacji, zaangażowania</text:p>
        </text:list-item>
      </text:list>
      <text:p text:style-name="P1"/>
      <text:p text:style-name="P3">Cel <text:span text:style-name="T2">ogólny</text:span>: zwiększenie dostępności, <text:span text:style-name="T8">wygody</text:span> <text:span text:style-name="T2">i użyteczności dla </text:span><text:span text:style-name="T8">osób </text:span><text:span text:style-name="T2">wykluczonych w tradycyjnych narzędziach do komunikacji zdalnej</text:span></text:p>
      <text:p text:style-name="P3"/>
      <text:p text:style-name="P3">Grupa docelowa/ persona - osoba starsza i/lub niepełnosprawna:</text:p>
      <text:list xml:id="list2068031486" text:style-name="L1">
        <text:list-item>
          <text:p text:style-name="P11"><text:span text:style-name="T1">z trudnościami w zakresie </text:span><text:span text:style-name="T21">widzenia</text:span><text:span text:style-name="T1"> (niedowidzenie/ słabowidzenie np. na skutek cukrzycy, zaćmy, przewlekłego zmęczenia wzroku) </text:span><text:span text:style-name="T21">i </text:span><text:span text:style-name="T1">rozpoznawania barw (np. Daltonizm, monochromatyzm); WAŻNE: </text:span><text:span text:style-name="T4">kontrast, wielkość tekstu, połączenie obrazu i tekstu</text:span></text:p>
        </text:list-item>
        <text:list-item>
          <text:p text:style-name="P10"><text:span text:style-name="T2">z trudnościami w zakresie słuchu (niesłyszący, niedosłyszący); WAŻNE: </text:span><text:span text:style-name="T3">możliwość podgłośnienia, pokazania obrazu do np. </text:span><text:span text:style-name="T5">k</text:span><text:span text:style-name="T3">omunikacji migowej</text:span></text:p>
        </text:list-item>
        <text:list-item>
          <text:p text:style-name="P6"><text:span text:style-name="T2">z </text:span><text:span text:style-name="T8">ograniczeniami ruchowymi (</text:span><text:span text:style-name="T9">np. </text:span><text:span text:style-name="T8">niedowład, drżenie kończyn, sztywność palców, </text:span><text:span text:style-name="T9">obniżona </text:span><text:span text:style-name="T8">koordynacja ręka-oko); <text:s/></text:span><text:span text:style-name="T9">WAŻNE: </text:span><text:span text:style-name="T6">duże ikony i kafelki, odstępy między polami wyboru</text:span></text:p>
        </text:list-item>
        <text:list-item>
          <text:p text:style-name="P10"><text:span text:style-name="T21">z trudnościami językowymi (</text:span><text:span text:style-name="T1">obniżony iloraz inteligencji, niski</text:span><text:span text:style-name="T21">e </text:span><text:span text:style-name="T1">wykształcenie, </text:span>dysleksj<text:span text:style-name="T21">a</text:span><text:span text:style-name="T1">, </text:span><text:span text:style-name="T21">p</text:span><text:span text:style-name="T1">rzebyt</text:span><text:span text:style-name="T21">e</text:span><text:span text:style-name="T1"> uraz</text:span><text:span text:style-name="T21">y i choroby o tle </text:span><text:span text:style-name="T1">neurologicznym; WAŻNE: </text:span><text:span text:style-name="T4">niski stopień skomplikowania tekstu, mało tekstu, czytelność symboli – </text:span><text:span text:style-name="T6">wersja </text:span><text:span text:style-name="T7">e</text:span><text:span text:style-name="T6">asy-</text:span><text:span text:style-name="T7">r</text:span><text:span text:style-name="T6">ead</text:span></text:p>
        </text:list-item>
        <text:list-item>
          <text:p text:style-name="P11"><text:span text:style-name="T21">z chorobami </text:span>utrudniającymi <text:span text:style-name="T21">koncentrację</text:span> <text:span text:style-name="T21">uwagi (np. nadpobudliwość, ADHD), </text:span><text:span text:style-name="T2">a także </text:span><text:span text:style-name="T21">z </text:span><text:span text:style-name="T2">padaczk</text:span><text:span text:style-name="T21">ą</text:span><text:span text:style-name="T2"> fotogenn</text:span><text:span text:style-name="T21">ą</text:span><text:span text:style-name="T2">; </text:span><text:span text:style-name="T1">WAŻNE: </text:span><text:span text:style-name="T4">unikanie przeciążenia informacyjnego, przebodźcowania, nadmiaru barw, obiektów ruchomych, </text:span><text:span text:style-name="T7">banerów reklamowych</text:span></text:p>
        </text:list-item>
        <text:list-item>
          <text:p text:style-name="P11"><text:span text:style-name="T1">z</text:span> chorob<text:span text:style-name="T21">ami dotykającymi pamięci i/ lub poczucia sprawstwa oraz bezpieczeństwa (np. choroby neurodegeneracyjne</text:span>; zaburzenia lękow<text:span text:style-name="T21">e,</text:span> depresj<text:span text:style-name="T21">a </text:span><text:span text:style-name="T1">(i pseudodemencj</text:span><text:span text:style-name="T21">a</text:span><text:span text:style-name="T1">)</text:span><text:span text:style-name="T21">, zaburzenia neurologiczne np. po udarze; </text:span><text:span text:style-name="T2">WAŻNE: </text:span><text:span text:style-name="T3">prostota obsługi, niewielka ilość kroków do zapamiętania, interfejs dający użytkownikowi poczucie sprawstwa i kompetencji.</text:span></text:p>
        </text:list-item>
      </text:list>
      <text:p text:style-name="P2"/>
      <text:p text:style-name="P3"><text:span text:style-name="T20">Dobre praktyki za: </text:span><text:a xlink:type="simple" xlink:href="https://www.pfron.org.pl/fileadmin/ftp/publikacje/Podrecznik_Dostepnosc.pdf" text:style-name="Internet_20_link" text:visited-style-name="Visited_20_Internet_20_Link"><text:span text:style-name="T20">https://www.pfron.org.pl/fileadmin/ftp/publikacje/Podrecznik_Dostepnosc.pdf</text:span></text:a></text:p>
      <text:p text:style-name="P2"/>
      <text:p text:style-name="P5">Analiza SWOT – <text:span text:style-name="T10">Projekt „W Kontakcie”</text:span></text:p>
      <text:p text:style-name="P5"/>
      <table:table table:name="Tabela1" table:style-name="Tabela1" table:template-name="Default Style">
        <table:table-column table:style-name="Tabela1.A"/>
        <table:table-column table:style-name="Tabela1.B"/>
        <table:table-row table:style-name="TableLine93957174596928">
          <table:table-cell table:style-name="Tabela1.A1" office:value-type="string">
            <text:p text:style-name="P14">MOCNE STRONY</text:p>
          </table:table-cell>
          <table:table-cell table:style-name="Tabela1.B1" office:value-type="string">
            <text:p text:style-name="P14">SŁABE STRONY</text:p>
          </table:table-cell>
        </table:table-row>
        <table:table-row table:style-name="TableLine93957174596928">
          <table:table-cell table:style-name="Tabela1.A2" office:value-type="string">
            <text:p text:style-name="P16"><text:span text:style-name="T11">- </text:span><text:span text:style-name="T12">unikalność projektu </text:span></text:p>
            <text:p text:style-name="P16"><text:span text:style-name="T12">- znajomość specyfiki potrzeb osób wykluczonych technologicznie</text:span></text:p>
            <text:p text:style-name="P16"><text:span text:style-name="T12">- różnorodność zespołu (integracja wiedzy psychologicznej i informatycznej)</text:span></text:p>
            <text:p text:style-name="P16"><text:span text:style-name="T12">- </text:span><text:span text:style-name="T14">znajomość technologii (Python, tworzenie stron internetowych, sieci komputerowych)</text:span></text:p>
            <text:p text:style-name="P16"><text:span text:style-name="T11">- </text:span><text:span text:style-name="T16">znajomość</text:span><text:span text:style-name="T12"> <text:s/></text:span><text:span text:style-name="T16">dobrych praktyk</text:span><text:span text:style-name="T12"> </text:span><text:span text:style-name="T16">rekomendowanych</text:span><text:span text:style-name="T12"> przez </text:span>W3C <text:span text:style-name="T10">i </text:span><text:span text:style-name="T12">PFRON</text:span></text:p>
            <text:p text:style-name="P16"><text:span text:style-name="T12">- </text:span><text:span text:style-name="T15">open source, brak licencyjności</text:span></text:p>
          </table:table-cell>
          <table:table-cell table:style-name="Tabela1.B2" office:value-type="string">
            <text:p text:style-name="P12">- <text:span text:style-name="T17">perspektywa osób uprzywilejowanych (zespół projektowy to osoby młode, sprawne i wykształcone)</text:span></text:p>
            <text:p text:style-name="P12">- <text:span text:style-name="T19">praca w rozproszeniu</text:span></text:p>
            <text:p text:style-name="P12">- <text:span text:style-name="T17">ograniczona znajomość wykorzystanych technologii </text:span><text:span text:style-name="T18">(brak doświadczenia w tworzeniu aplikacji na Android)</text:span></text:p>
            <text:p text:style-name="P13">- <text:span text:style-name="T17">niedopracowanie poszczególnych funkcjonalności (</text:span><text:span text:style-name="T10">ograniczony czas przygotowania narzędzia</text:span><text:span text:style-name="T17">)</text:span></text:p>
          </table:table-cell>
        </table:table-row>
        <table:table-row table:style-name="TableLine93957174596928">
          <table:table-cell table:style-name="Tabela1.A2" office:value-type="string">
            <text:p text:style-name="P14">SZANSE</text:p>
          </table:table-cell>
          <table:table-cell table:style-name="Tabela1.B2" office:value-type="string">
            <text:p text:style-name="P14">ZAGROŻENIA</text:p>
          </table:table-cell>
        </table:table-row>
        <table:table-row table:style-name="Tabela1.4">
          <table:table-cell table:style-name="Tabela1.A2" office:value-type="string">
            <text:p text:style-name="P12">- <text:span text:style-name="T17">rosnąca świadomość potrzeby integracji społecznej osób wykluczonych technologicznie</text:span></text:p>
            <text:p text:style-name="P12">- <text:span text:style-name="T17">starzejące się społeczeństwo</text:span></text:p>
            <text:p text:style-name="P17"><text:span text:style-name="T11">- </text:span><text:span text:style-name="T14">potencjalne </text:span><text:span text:style-name="T13">zainteresowanie ze strony placówek </text:span><text:span text:style-name="T15">użyteczności publicznej </text:span><text:span text:style-name="T13">(domy dziennego pobytu, uniwersytety trzeciego </text:span><text:soft-page-break/><text:span text:style-name="T13">wieku, kluby seniora, warsztaty terapii zajęciowej, grupy hobbystyczne itp.)</text:span></text:p>
            <text:p text:style-name="P15"><text:span text:style-name="T11">- </text:span><text:span text:style-name="T13">warunki izolacji społecznej sprzyjające implementacji narzędzia</text:span></text:p>
          </table:table-cell>
          <table:table-cell table:style-name="Tabela1.B2" office:value-type="string">
            <text:p text:style-name="P15"><text:span text:style-name="T11">- </text:span><text:span text:style-name="T13">możliwość braku lub niedostosowania bazy sprzętowej potencjalnych użytkowników (stare wersje telefonów, komputerów niespełniające wymagań sprzętowych narzędzia)</text:span></text:p>
            <text:p text:style-name="P15"><text:span text:style-name="T13">- trudność z dostępem do Internetu</text:span></text:p>
            <text:p text:style-name="P15"><text:span text:style-name="T13">- trudność z zainstalowaniem programu/ aplikacji</text:span></text:p>
            <text:p text:style-name="P12"><text:soft-page-break/>- <text:span text:style-name="T17">opór, lęk przed nieznanym, sztywność poznawcza grupy docelowej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0T20:02:56.290257711</meta:creation-date>
    <dc:date>2020-11-20T22:14:51.178305599</dc:date>
    <meta:editing-duration>PT23M38S</meta:editing-duration>
    <meta:editing-cycles>4</meta:editing-cycles>
    <meta:generator>LibreOffice/7.0.2.2$Linux_X86_64 LibreOffice_project/3a01483fc371ab18cfca4bab0d636937da5eaf70</meta:generator>
    <meta:document-statistic meta:table-count="1" meta:image-count="0" meta:object-count="0" meta:page-count="2" meta:paragraph-count="37" meta:word-count="407" meta:character-count="3426" meta:non-whitespace-character-count="3060"/>
  </office:meta>
</office:document-meta>
</file>